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Title: Vehicle Speed Control and Accident Avoidance System using CAN Protocol</text:p>
      <text:p text:style-name="Text_20_body">Description: As a key contributor to the project team, I developed and implemented a cutting-edge Vehicle Speed Control and Accident Avoidance System utilizing the CAN protocol. This system seamlessly integrates user input for cruise control mode through a dedicated switch, enabling precise speed regulation. Leveraging ultrasonic sensors, the system effectively detects obstacles in real-time, promptly halting vehicle speed to mitigate potential accidents.</text:p>
      <text:p text:style-name="Text_20_body">Key Responsibilities and Achievements:</text:p>
      <text:list xml:id="list1626915348" text:style-name="L1">
        <text:list-item>
          <text:p text:style-name="P2">Designed and implemented the control logic for cruise control mode, allowing users to set and maintain desired speeds with ease and precision.</text:p>
        </text:list-item>
        <text:list-item>
          <text:p text:style-name="P2">Integrated ultrasonic sensors into the system architecture, enabling accurate detection of obstacles in the vehicle's vicinity.</text:p>
        </text:list-item>
        <text:list-item>
          <text:p text:style-name="P2">Developed algorithms to promptly respond to obstacle detection, initiating automatic speed reduction to ensure safety.</text:p>
        </text:list-item>
        <text:list-item>
          <text:p text:style-name="P2">Implemented communication protocols, particularly UART, to facilitate the transmission of sensor data for real-time monitoring and analysis.</text:p>
        </text:list-item>
        <text:list-item>
          <text:p text:style-name="P2">Collaborated closely with team members to ensure seamless integration of hardware and software components, optimizing system performance and reliability.</text:p>
        </text:list-item>
        <text:list-item>
          <text:p text:style-name="P2">Conducted rigorous testing and validation procedures to verify the functionality and effectiveness of the system under various conditions.</text:p>
        </text:list-item>
        <text:list-item>
          <text:p text:style-name="P1">Documented system architecture, design specifications, and implementation details to facilitate future development and maintenance efforts.</text:p>
        </text:list-item>
      </text:list>
      <text:p text:style-name="Text_20_body">By spearheading the development of this innovative system, I demonstrated my proficiency in embedded systems design, real-time control algorithms, and communication protocols. My contributions played a pivotal role in enhancing vehicle safety and advancing automotive technology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5T22:13:57.036602705</meta:creation-date>
    <dc:date>2024-02-15T22:15:59.425598370</dc:date>
    <meta:editing-duration>PT2M4S</meta:editing-duration>
    <meta:editing-cycles>1</meta:editing-cycles>
    <meta:document-statistic meta:table-count="0" meta:image-count="0" meta:object-count="0" meta:page-count="1" meta:paragraph-count="11" meta:word-count="242" meta:character-count="1817" meta:non-whitespace-character-count="1593"/>
    <meta:generator>LibreOffice/7.3.7.2$Linux_X86_64 LibreOffice_project/30$Build-2</meta:generator>
  </office:meta>
</office:document-meta>
</file>